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2.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cm" fo:min-width="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7cm" fo:min-width="1.6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88cm" fo:min-width="0.91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1.6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2.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1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.1cm" svg:x="9.15cm" svg:y="1.6cm">
          <text:p text:style-name="P1">RE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3cm" svg:height="1.9cm" svg:x="9.15cm" svg:y="3.7cm">
          <text:p text:style-name="P1">STAR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3" draw:id="id3" draw:layer="layout" svg:width="4.5cm" svg:height="1.9cm" svg:x="8.4cm" svg:y="6.4cm">
          <text:p text:style-name="P1">DECREMENT,</text:p>
          <text:p text:style-name="P1">SHIFT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3cm" svg:height="1.9cm" svg:x="8.5cm" svg:y="9.2cm">
          <text:p text:style-name="P1">register[0]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5" draw:id="id5" draw:layer="layout" svg:width="2cm" svg:height="0.9cm" svg:x="13.8cm" svg:y="9.7cm">
          <text:p text:style-name="P1">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4.3cm" svg:height="2.2cm" svg:x="8.5cm" svg:y="12cm">
          <text:p text:style-name="P1">count &gt;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7" draw:id="id7" draw:layer="layout" svg:width="2.9cm" svg:height="0.9cm" svg:x="9.2cm" svg:y="15.005cm">
          <text:p text:style-name="P1">READY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0.65cm" svg:y1="2.7cm" svg:x2="10.65cm" svg:y2="3.7cm" draw:start-shape="id1" draw:start-glue-point="6" draw:end-shape="id2" draw:end-glue-point="4" svg:d="M10650 2700v1000" svg:viewBox="0 0 1 1001">
          <text:p/>
        </draw:connector>
        <draw:connector draw:style-name="gr8" draw:text-style-name="P2" draw:layer="layout" draw:line-skew="1.048cm" svg:x1="12.15cm" svg:y1="4.65cm" svg:x2="12.15cm" svg:y2="2.15cm" draw:start-shape="id2" draw:start-glue-point="7" draw:end-shape="id1" draw:end-glue-point="7" svg:d="M12150 4650h1550v-2500h-1550" svg:viewBox="0 0 1551 2501">
          <text:p/>
        </draw:connector>
        <draw:connector draw:style-name="gr8" draw:text-style-name="P2" draw:layer="layout" svg:x1="10.65cm" svg:y1="5.6cm" svg:x2="10.65cm" svg:y2="6.4cm" draw:start-shape="id2" draw:start-glue-point="6" draw:end-shape="id3" draw:end-glue-point="0" svg:d="M10650 5600v800" svg:viewBox="0 0 1 801">
          <text:p/>
        </draw:connector>
        <draw:connector draw:style-name="gr8" draw:text-style-name="P2" draw:layer="layout" svg:x1="10.65cm" svg:y1="8.3cm" svg:x2="10.65cm" svg:y2="9.2cm" draw:start-shape="id3" draw:start-glue-point="2" draw:end-shape="id4" draw:end-glue-point="4" svg:d="M10650 8300v900" svg:viewBox="0 0 1 901">
          <text:p/>
        </draw:connector>
        <draw:connector draw:style-name="gr8" draw:text-style-name="P2" draw:layer="layout" svg:x1="12.8cm" svg:y1="10.15cm" svg:x2="13.8cm" svg:y2="10.15cm" draw:start-shape="id4" draw:start-glue-point="7" draw:end-shape="id5" draw:end-glue-point="6" svg:d="M12800 10150h1000" svg:viewBox="0 0 1001 1">
          <text:p/>
        </draw:connector>
        <draw:connector draw:style-name="gr8" draw:text-style-name="P2" draw:layer="layout" svg:x1="10.65cm" svg:y1="11.1cm" svg:x2="10.65cm" svg:y2="12cm" draw:start-shape="id4" draw:start-glue-point="6" draw:end-shape="id6" draw:end-glue-point="4" svg:d="M10650 11100v900" svg:viewBox="0 0 1 901">
          <text:p/>
        </draw:connector>
        <draw:connector draw:style-name="gr8" draw:text-style-name="P2" draw:layer="layout" svg:x1="14.8cm" svg:y1="10.6cm" svg:x2="12.8cm" svg:y2="13.1cm" draw:start-shape="id5" draw:start-glue-point="8" draw:end-shape="id6" draw:end-glue-point="7" svg:d="M14800 10600v2500h-2000" svg:viewBox="0 0 2001 2501">
          <text:p/>
        </draw:connector>
        <draw:connector draw:style-name="gr8" draw:text-style-name="P2" draw:layer="layout" svg:x1="10.65cm" svg:y1="14.2cm" svg:x2="10.65cm" svg:y2="15.005cm" draw:start-shape="id6" draw:start-glue-point="6" draw:end-shape="id7" draw:end-glue-point="0" svg:d="M10650 14200v805" svg:viewBox="0 0 1 806">
          <text:p/>
        </draw:connector>
        <draw:connector draw:style-name="gr8" draw:text-style-name="P2" draw:layer="layout" draw:line-skew="-0.599cm" svg:x1="8.5cm" svg:y1="13.1cm" svg:x2="8.4cm" svg:y2="7.35cm" draw:start-shape="id6" draw:start-glue-point="5" draw:end-shape="id3" draw:end-glue-point="3" svg:d="M8500 13100h-1200v-5750h1100" svg:viewBox="0 0 1201 5751">
          <text:p/>
        </draw:connector>
        <draw:custom-shape draw:style-name="gr9" draw:text-style-name="P2" xml:id="id8" draw:id="id8" draw:layer="layout" svg:width="3.1cm" svg:height="1.7cm" svg:x="9.1cm" svg:y="16.8cm">
          <text:p text:style-name="P1">STAR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svg:x1="10.65cm" svg:y1="15.905cm" svg:x2="10.65cm" svg:y2="16.8cm" draw:start-shape="id7" draw:start-glue-point="2" draw:end-shape="id8" draw:end-glue-point="4" svg:d="M10650 15905v895" svg:viewBox="0 0 1 896">
          <text:p/>
        </draw:connector>
        <draw:connector draw:style-name="gr8" draw:text-style-name="P2" draw:layer="layout" draw:line-skew="0.498cm" svg:x1="12.2cm" svg:y1="17.65cm" svg:x2="12.1cm" svg:y2="15.455cm" draw:start-shape="id8" draw:start-glue-point="7" draw:end-shape="id7" draw:end-glue-point="1" svg:d="M12200 17650h1000v-2195h-1100" svg:viewBox="0 0 1101 2196">
          <text:p/>
        </draw:connector>
        <draw:connector draw:style-name="gr8" draw:text-style-name="P2" draw:layer="layout" draw:line-skew="-1.799cm" svg:x1="9.1cm" svg:y1="17.65cm" svg:x2="9.15cm" svg:y2="2.15cm" draw:start-shape="id8" draw:start-glue-point="5" draw:end-shape="id1" draw:end-glue-point="5" svg:d="M9100 17650h-2300v-15500h2350" svg:viewBox="0 0 2351 15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9:46:54.326000000</meta:creation-date>
    <dc:date>2016-11-23T21:42:10.642000000</dc:date>
    <meta:editing-duration>PT1H43M54S</meta:editing-duration>
    <meta:editing-cycles>1</meta:editing-cycles>
    <meta:document-statistic meta:object-count="20"/>
    <meta:generator>LibreOffice/5.1.2.2$Windows_x86 LibreOffice_project/d3bf12ecb743fc0d20e0be0c58ca359301eb705f</meta:generator>
  </office:meta>
</office:document-meta>
</file>